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1">
      <style:table-cell-properties fo:background-color="#ffff99"/>
      <style:text-properties style:font-name="Arial"/>
    </style:style>
    <style:style style:name="ce43" style:family="table-cell" style:parent-style-name="Default" style:data-style-name="N1">
      <style:text-properties style:font-name="Arial"/>
    </style:style>
    <style:style style:name="ce44" style:family="table-cell" style:parent-style-name="Default" style:data-style-name="N1">
      <style:text-properties style:use-window-font-color="true" style:font-name="Arial"/>
    </style:style>
    <style:style style:name="ce45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7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/>
    </style:style>
    <style:style style:name="ce51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2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5" style:family="table-cell" style:parent-style-name="Default"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1" style:family="table-cell" style:parent-style-name="Default"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1"/>
        <table:table-column table:style-name="co15" table:default-cell-style-name="ce43"/>
        <table:table-column table:style-name="co16" table:default-cell-style-name="ce43"/>
        <table:table-column table:style-name="co17" table:default-cell-style-name="ce6"/>
        <table:table-column table:style-name="co18" table:default-cell-style-name="ce6"/>
        <table:table-column table:style-name="co19" table:default-cell-style-name="ce61"/>
        <table:table-column table:style-name="co1" table:number-columns-repeated="1013" table:default-cell-style-name="ce6"/>
        <table:table-row table:style-name="ro1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0" office:value-type="string" calcext:value-type="string">
            <text:p>Power (kW)</text:p>
          </table:table-cell>
          <table:table-cell table:style-name="ce40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58" office:value-type="string" calcext:value-type="string">
            <text:p>Reference</text:p>
          </table:table-cell>
          <table:table-cell table:style-name="ce72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1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1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49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49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4" table:formula="of:=[.H9]/[.F9]" office:value-type="float" office:value="33.3333333333333" calcext:value-type="float">
            <text:p>33</text:p>
          </table:table-cell>
          <table:table-cell table:style-name="ce53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3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49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2" office:value-type="float" office:value="98" calcext:value-type="float">
            <text:p>98</text:p>
          </table:table-cell>
          <table:table-cell table:style-name="ce42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2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15]/[.F15]" office:value-type="float" office:value="77.7777777777778" calcext:value-type="float">
            <text:p>78</text:p>
          </table:table-cell>
          <table:table-cell table:style-name="ce46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8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18]/[.F18]" office:value-type="float" office:value="100" calcext:value-type="float">
            <text:p>100</text:p>
          </table:table-cell>
          <table:table-cell table:style-name="ce46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4" table:formula="of:=[.H20]/[.F20]" office:value-type="float" office:value="116.666666666667" calcext:value-type="float">
            <text:p>117</text:p>
          </table:table-cell>
          <table:table-cell table:style-name="ce46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6" table:formula="of:=[.H22]/[.F22]" office:value-type="float" office:value="102.857142857143" calcext:value-type="float">
            <text:p>103</text:p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6" table:formula="of:=[.H23]/[.F23]" office:value-type="float" office:value="144" calcext:value-type="float">
            <text:p>144</text:p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>69</text:p>
          </table:table-cell>
          <table:table-cell table:formula="of:=([.H21]/([.D14]*[.C14]) * ([.C26]*[.D26]) * [.E26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4" table:formula="of:=[.H27]/[.F27]" office:value-type="float" office:value="93.75" calcext:value-type="float">
            <text:p>94</text:p>
          </table:table-cell>
          <table:table-cell table:style-name="ce46" office:value-type="float" office:value="3000" calcext:value-type="float">
            <text:p>30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4" table:formula="of:=[.H28]/[.F28]" office:value-type="float" office:value="39.7058325835466" calcext:value-type="float">
            <text:p>40</text:p>
          </table:table-cell>
          <table:table-cell table:style-name="ce44" table:formula="of:=([.H26]/([.D26]*[.C26]) * ([.C28]*[.D28]) * [.E28]) /[.E26]" office:value-type="float" office:value="1866.17413142669" calcext:value-type="float">
            <text:p>186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table:formula="of:=[.G29]*[.F29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>84</text:p>
          </table:table-cell>
          <table:table-cell table:formula="of:=([.H29]/([.D29]*[.C29]) * ([.C30]*[.D30]) * [.E30]) /[.E29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22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4" table:formula="of:=[.H31]/[.F31]" office:value-type="float" office:value="172.061976422456" calcext:value-type="float">
            <text:p>172</text:p>
          </table:table-cell>
          <table:table-cell table:style-name="ce44" table:formula="of:=([.H29]/([.D29]*[.C29]) * ([.C31]*[.D31]) * [.E31]) /[.E29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2" table:formula="of:=[.G32]*[.F32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>121</text:p>
          </table:table-cell>
          <table:table-cell table:formula="of:=[.H29]/([.D29]*[.C29]) * ([.C33]*[.D33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>115</text:p>
          </table:table-cell>
          <table:table-cell table:formula="of:=([.H26]/([.D26]*[.C26]) * ([.C34]*[.D34]) * [.E34]) /[.E26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22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4" table:formula="of:=[.H35]/[.F35]" office:value-type="float" office:value="100.531656918223" calcext:value-type="float">
            <text:p>101</text:p>
          </table:table-cell>
          <table:table-cell table:style-name="ce44" table:formula="of:=([.H29]/([.D29]*[.C29]) * ([.C35]*[.D35]) * [.E35]) /[.E29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36]/[.F36]" office:value-type="float" office:value="125.281552876104" calcext:value-type="float">
            <text:p>125</text:p>
          </table:table-cell>
          <table:table-cell table:style-name="ce44" table:formula="of:=([.H41]/([.D41]*[.C41]) * ([.C36]*[.D36]) * [.E36]) /[.E41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>129</text:p>
          </table:table-cell>
          <table:table-cell table:formula="of:=([.H30]/([.D30]*[.C30]) * ([.C37]*[.D37]) * [.E37]) /[.E30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>168</text:p>
          </table:table-cell>
          <table:table-cell table:formula="of:=([.H41]/([.D41]*[.C41]) * ([.C38]*[.D38]) * [.E38]) /[.E41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4" table:formula="of:=[.H39]/[.F39]" office:value-type="float" office:value="168.518516001867" calcext:value-type="float">
            <text:p>169</text:p>
          </table:table-cell>
          <table:table-cell table:style-name="ce44" table:formula="of:=([.H44]/([.D44]*[.C44]) * ([.C39]*[.D39]) * [.E39]) /[.E44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4" table:formula="of:=[.H40]/[.F40]" office:value-type="float" office:value="144.691640402357" calcext:value-type="float">
            <text:p>145</text:p>
          </table:table-cell>
          <table:table-cell table:style-name="ce44" table:formula="of:=([.H44]/([.D44]*[.C44]) * ([.C40]*[.D40]) * [.E40]) /[.E44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>139</text:p>
          </table:table-cell>
          <table:table-cell table:formula="of:=([.H33]/([.D33]*[.C33]) * ([.C41]*[.D41]) * [.E41]) /[.E33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4" table:formula="of:=[.H44]/[.F44]" office:value-type="float" office:value="167.828033474189" calcext:value-type="float">
            <text:p>168</text:p>
          </table:table-cell>
          <table:table-cell table:style-name="ce44" table:formula="of:=([.H42]/([.D42]*[.C42]) * ([.C44]*[.D44]) * [.E44]) /[.E42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5]/[.F45]" office:value-type="float" office:value="151.521115801749" calcext:value-type="float">
            <text:p>152</text:p>
          </table:table-cell>
          <table:table-cell table:formula="of:=([.H48]/([.D48]*[.C48]) * ([.C45]*[.D45]) * [.E45]) /[.E48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41.509433962264" calcext:value-type="float">
            <text:p>142</text:p>
          </table:table-cell>
          <table:table-cell table:style-name="ce48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47]/[.F47]" office:value-type="float" office:value="63.3131139358601" calcext:value-type="float">
            <text:p>63</text:p>
          </table:table-cell>
          <table:table-cell table:style-name="ce44" table:formula="of:=([.H52]/([.D52]*[.C52]) * ([.C47]*[.D47]) * [.E47]) /[.E52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formula="of:=[.G48]*[.F48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table:formula="of:=[.G49]*[.F49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0]/[.F50]" office:value-type="float" office:value="141.37223090379" calcext:value-type="float">
            <text:p>141</text:p>
          </table:table-cell>
          <table:table-cell table:formula="of:=([.H48]/([.D48]*[.C48]) * ([.C50]*[.D50]) * [.E50]) /[.E48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formula="of:=[.G51]*[.F51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2]/[.F52]" office:value-type="float" office:value="70.3422201533675" calcext:value-type="float">
            <text:p>70</text:p>
          </table:table-cell>
          <table:table-cell table:formula="of:=([.H50]/([.D50]*[.C50]) * ([.C52]*[.D52]) * [.E52]) /[.E50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53]/[.F53]" office:value-type="float" office:value="187.696387026101" calcext:value-type="float">
            <text:p>188</text:p>
          </table:table-cell>
          <table:table-cell table:style-name="ce44" table:formula="of:=([.H42]/([.D42]*[.C42]) * ([.C53]*[.D53]) * [.E53]) /[.E42]" office:value-type="float" office:value="8258.64102914846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4]/[.F54]" office:value-type="float" office:value="116.524285714286" calcext:value-type="float">
            <text:p>117</text:p>
          </table:table-cell>
          <table:table-cell table:formula="of:=([.H50]/([.D50]*[.C50]) * ([.C54]*[.D54]) * [.E54]) /[.E50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5]/[.F55]" office:value-type="float" office:value="109.714387392535" calcext:value-type="float">
            <text:p>110</text:p>
          </table:table-cell>
          <table:table-cell table:formula="of:=([.H49]/([.D49]*[.C49]) * ([.C55]*[.D55]) * [.E55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6]/[.F56]" office:value-type="float" office:value="177.938421309303" calcext:value-type="float">
            <text:p>178</text:p>
          </table:table-cell>
          <table:table-cell table:formula="of:=([.H48]/([.D48]*[.C48]) * ([.C56]*[.D56]) * [.E56]) /[.E48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4" table:formula="of:=[.H57]/[.F57]" office:value-type="float" office:value="176.249293851798" calcext:value-type="float">
            <text:p>176</text:p>
          </table:table-cell>
          <table:table-cell table:style-name="ce44" table:formula="of:=([.H42]/([.D42]*[.C42]) * ([.C57]*[.D57]) * [.E57]) /[.E42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8]/[.F58]" office:value-type="float" office:value="96.8299557235767" calcext:value-type="float">
            <text:p>97</text:p>
          </table:table-cell>
          <table:table-cell table:formula="of:=([.H48]/([.D48]*[.C48]) * ([.C58]*[.D58]) * [.E58]) /[.E48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59]/[.F59]" office:value-type="float" office:value="146.22641509434" calcext:value-type="float">
            <text:p>146</text:p>
          </table:table-cell>
          <table:table-cell table:style-name="ce48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0]/[.F60]" office:value-type="float" office:value="148.094068245374" calcext:value-type="float">
            <text:p>148</text:p>
          </table:table-cell>
          <table:table-cell table:formula="of:=([.H50]/([.D50]*[.C50]) * ([.C60]*[.D60]) * [.E60]) /[.E50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1]/[.F61]" office:value-type="float" office:value="122.996753759924" calcext:value-type="float">
            <text:p>123</text:p>
          </table:table-cell>
          <table:table-cell table:formula="of:=([.H49]/([.D49]*[.C49]) * ([.C61]*[.D61]) * [.E61]) /[.E49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8" office:value-type="float" office:value="35" calcext:value-type="float">
            <text:p>35</text:p>
          </table:table-cell>
          <table:table-cell table:style-name="ce49" table:formula="of:=[.G62]*[.F62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50" table:formula="of:=([.H71]/([.D71]*[.C71]) * ([.C63]*[.D63]) * [.E63]) /[.E71]" office:value-type="string" office:string-value="#VALUE!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4]/[.F64]" office:value-type="float" office:value="204.160014103515" calcext:value-type="float">
            <text:p>204</text:p>
          </table:table-cell>
          <table:table-cell table:formula="of:=([.H49]/([.D49]*[.C49]) * ([.C64]*[.D64]) * [.E64]) /[.E49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4" table:formula="of:=[.H65]/[.F65]" office:value-type="float" office:value="158.819543940025" calcext:value-type="float">
            <text:p>159</text:p>
          </table:table-cell>
          <table:table-cell table:style-name="ce44" table:formula="of:=([.H60]/([.D60]*[.C60]) * ([.C65]*[.D65]) * [.E65]) /[.E60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6]/[.F66]" office:value-type="float" office:value="149.447020408163" calcext:value-type="float">
            <text:p>149</text:p>
          </table:table-cell>
          <table:table-cell table:formula="of:=([.H50]/([.D50]*[.C50]) * ([.C66]*[.D66]) * [.E66]) /[.E50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7]/[.F67]" office:value-type="float" office:value="106.092112357035" calcext:value-type="float">
            <text:p>106</text:p>
          </table:table-cell>
          <table:table-cell table:formula="of:=([.H49]/([.D49]*[.C49]) * ([.C67]*[.D67]) * [.E67]) /[.E49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0" table:formula="of:=[.H68]/[.F68]" office:value-type="float" office:value="4.00329888027563" calcext:value-type="float">
            <text:p>4</text:p>
          </table:table-cell>
          <table:table-cell table:style-name="ce50" table:formula="of:=([.H76]/([.D76]*[.C76]) * ([.C68]*[.D68]) * [.E68]) /[.E76]" office:value-type="float" office:value="48.0395865633075" calcext:value-type="float">
            <text:p>4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0" table:formula="of:=[.H69]/[.F69]" office:value-type="float" office:value="6.46304909560724" calcext:value-type="float">
            <text:p>6</text:p>
          </table:table-cell>
          <table:table-cell table:style-name="ce50" table:formula="of:=([.H76]/([.D76]*[.C76]) * ([.C69]*[.D69]) * [.E69]) /[.E76]" office:value-type="float" office:value="45.2413436692506" calcext:value-type="float">
            <text:p>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0" table:formula="of:=[.H70]/[.F70]" office:value-type="float" office:value="127.447294192027" calcext:value-type="float">
            <text:p>127</text:p>
          </table:table-cell>
          <table:table-cell table:style-name="ce50" table:formula="of:=([.H49]/([.D49]*[.C49]) * ([.C70]*[.D70]) * [.E70]) /[.E49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0" table:formula="of:=[.H71]/[.F71]" office:value-type="float" office:value="113.826046598338" calcext:value-type="float">
            <text:p>114</text:p>
          </table:table-cell>
          <table:table-cell table:style-name="ce50" table:formula="of:=([.H49]/([.D49]*[.C49]) * ([.C71]*[.D71]) * [.E71]) /[.E49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0" table:formula="of:=[.H72]/[.F72]" office:value-type="float" office:value="109.714387392535" calcext:value-type="float">
            <text:p>110</text:p>
          </table:table-cell>
          <table:table-cell table:style-name="ce50" table:formula="of:=([.H49]/([.D49]*[.C49]) * ([.C72]*[.D72]) * [.E72]) /[.E49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0" table:formula="of:=[.H73]/[.F73]" office:value-type="float" office:value="4.60809646856159" calcext:value-type="float">
            <text:p>5</text:p>
          </table:table-cell>
          <table:table-cell table:style-name="ce50" table:formula="of:=([.H76]/([.D76]*[.C76]) * ([.C73]*[.D73]) * [.E73]) /[.E76]" office:value-type="float" office:value="41.4728682170543" calcext:value-type="float">
            <text:p>4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74]/[.F74]" office:value-type="float" office:value="226.480633069555" calcext:value-type="float">
            <text:p>226</text:p>
          </table:table-cell>
          <table:table-cell table:style-name="ce50" table:formula="of:=([.H50]/([.D50]*[.C50]) * ([.C74]*[.D74]) * [.E74]) /[.E50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0" table:formula="of:=[.H75]/[.F75]" office:value-type="float" office:value="163.130685649272" calcext:value-type="float">
            <text:p>163</text:p>
          </table:table-cell>
          <table:table-cell table:style-name="ce50" table:formula="of:=([.H48]/([.D48]*[.C48]) * ([.C75]*[.D75]) * [.E75]) /[.E48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[.G76]*[.F76]" office:value-type="float" office:value="64" calcext:value-type="float">
            <text:p>6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0" table:formula="of:=[.H77]/[.F77]" office:value-type="float" office:value="212.040376443346" calcext:value-type="float">
            <text:p>212</text:p>
          </table:table-cell>
          <table:table-cell table:style-name="ce50" table:formula="of:=([.H86]/([.D86]*[.C86]) * ([.C77]*[.D77]) * [.E77]) /[.E86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0" table:formula="of:=[.H78]/[.F78]" office:value-type="float" office:value="10.5" calcext:value-type="float">
            <text:p>11</text:p>
          </table:table-cell>
          <table:table-cell table:style-name="ce49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0" table:formula="of:=[.H79]/[.F79]" office:value-type="float" office:value="6.06373815676141" calcext:value-type="float">
            <text:p>6</text:p>
          </table:table-cell>
          <table:table-cell table:style-name="ce50" table:formula="of:=([.H76]/([.D76]*[.C76]) * ([.C79]*[.D79]) * [.E79]) /[.E76]" office:value-type="float" office:value="109.147286821705" calcext:value-type="float">
            <text:p>10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table:formula="of:=[.G80]*[.F80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1]/[.F81]" office:value-type="float" office:value="227.536606439273" calcext:value-type="float">
            <text:p>228</text:p>
          </table:table-cell>
          <table:table-cell table:formula="of:=((([.H48]/([.D48]*[.C48]) * ([.C81]*[.D81]) * [.E81]) /[.E48]) + (([.H49]/([.D49]*[.C49]) * ([.C81]*[.D81]) * [.E81]) /[.E49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2]/[.F82]" office:value-type="float" office:value="207.581818181818" calcext:value-type="float">
            <text:p>208</text:p>
          </table:table-cell>
          <table:table-cell table:formula="of:=([.H80]/([.D80]*[.C80]) * ([.C82]*[.D82]) * [.E82]) /[.E80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3]/[.F83]" office:value-type="float" office:value="164.335064060538" calcext:value-type="float">
            <text:p>164</text:p>
          </table:table-cell>
          <table:table-cell table:formula="of:=((([.H80]/([.D80]*[.C80]) * ([.C83]*[.D83]) * [.E83]) /[.E80]) + (([.H49]/([.D49]*[.C49]) * ([.C83]*[.D83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4]/[.F84]" office:value-type="float" office:value="150.684931506849" calcext:value-type="float">
            <text:p>151</text:p>
          </table:table-cell>
          <table:table-cell table:style-name="ce48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5]/[.F85]" office:value-type="float" office:value="127.128621147501" calcext:value-type="float">
            <text:p>127</text:p>
          </table:table-cell>
          <table:table-cell table:formula="of:=((([.H80]/([.D80]*[.C80]) * ([.C85]*[.D85]) * [.E85]) /[.E81]) + (([.H80]/([.D80]*[.C80]) * ([.C85]*[.D85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6]/[.F86]" office:value-type="float" office:value="132.500601650337" calcext:value-type="float">
            <text:p>133</text:p>
          </table:table-cell>
          <table:table-cell table:formula="of:=((([.H82]/([.D82]*[.C82]) * ([.C86]*[.D86]) * [.E86]) /[.E82]) + (([.H49]/([.D49]*[.C49]) * ([.C86]*[.D86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87]/[.F87]" office:value-type="float" office:value="145.72321197265" calcext:value-type="float">
            <text:p>146</text:p>
          </table:table-cell>
          <table:table-cell table:style-name="ce50" table:formula="of:=([.H72]/([.D72]*[.C72]) * ([.C87]*[.D87]) * [.E87]) /[.E72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88]/[.F88]" office:value-type="float" office:value="201.291603151886" calcext:value-type="float">
            <text:p>201</text:p>
          </table:table-cell>
          <table:table-cell table:style-name="ce50" table:formula="of:=([.H86]/([.D86]*[.C86]) * ([.C88]*[.D88]) * [.E88]) /[.E86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0" table:formula="of:=[.H89]/[.F89]" office:value-type="float" office:value="138.96247696793" calcext:value-type="float">
            <text:p>139</text:p>
          </table:table-cell>
          <table:table-cell table:style-name="ce50" table:formula="of:=([.H75]/([.D75]*[.C75]) * ([.C89]*[.D89]) * [.E89]) /[.E75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0" table:formula="of:=[.H90]/[.F90]" office:value-type="float" office:value="257.60693741973" calcext:value-type="float">
            <text:p>258</text:p>
          </table:table-cell>
          <table:table-cell table:style-name="ce50" table:formula="of:=([.H80]/([.D80]*[.C80]) * ([.C90]*[.D90]) * [.E90]) /[.E80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0" table:formula="of:=[.H91]/[.F91]" office:value-type="float" office:value="215.149877397207" calcext:value-type="float">
            <text:p>215</text:p>
          </table:table-cell>
          <table:table-cell table:style-name="ce50" table:formula="of:=([.H82]/([.D82]*[.C82]) * ([.C91]*[.D91]) * [.E91]) /[.E82]" office:value-type="float" office:value="22805.887004104" calcext:value-type="float">
            <text:p>22806</text:p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0" table:formula="of:=[.H92]/[.F92]" office:value-type="float" office:value="167.599668684294" calcext:value-type="float">
            <text:p>168</text:p>
          </table:table-cell>
          <table:table-cell table:style-name="ce50" table:formula="of:=([.H80]/([.D80]*[.C80]) * ([.C92]*[.D92]) * [.E92]) /[.E80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93]/[.F93]" office:value-type="float" office:value="195.548890819301" calcext:value-type="float">
            <text:p>196</text:p>
          </table:table-cell>
          <table:table-cell table:style-name="ce50" table:formula="of:=([.H75]/([.D75]*[.C75]) * ([.C93]*[.D93]) * [.E93]) /[.E75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0" table:formula="of:=[.H94]/[.F94]" office:value-type="float" office:value="237.894595045867" calcext:value-type="float">
            <text:p>238</text:p>
          </table:table-cell>
          <table:table-cell table:style-name="ce50" table:formula="of:=((([.H80]/([.D80]*[.C80]) * ([.C94]*[.D94]) * [.E94]) /[.E80]) + (([.H49]/([.D49]*[.C49]) * ([.C94]*[.D94]) * [.E94]) /[.E49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0" table:formula="of:=[.H95]/[.F95]" office:value-type="float" office:value="170.493866666667" calcext:value-type="float">
            <text:p>170</text:p>
          </table:table-cell>
          <table:table-cell table:style-name="ce50" table:formula="of:=([.H80]/([.D80]*[.C80]) * ([.C95]*[.D95]) * [.E95]) /[.E80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0" table:formula="of:=[.H96]/95" office:value-type="float" office:value="219.116964504284" calcext:value-type="float">
            <text:p>219</text:p>
          </table:table-cell>
          <table:table-cell table:style-name="ce50" table:formula="of:=([.H80]/([.D80]*[.C80]) * ([.C96]*[.D96]) * [.E96]) /[.E80]" office:value-type="float" office:value="20816.111627907" calcext:value-type="float">
            <text:p>20816</text:p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0" table:formula="of:=[.H97]/[.F97]" office:value-type="float" office:value="199.388042412902" calcext:value-type="float">
            <text:p>199</text:p>
          </table:table-cell>
          <table:table-cell table:style-name="ce50" table:formula="of:=([.H82]/([.D82]*[.C82]) * ([.C97]*[.D97]) * [.E97]) /[.E82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.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0" table:formula="of:=[.H98]/[.F98]" office:value-type="float" office:value="187.083577817531" calcext:value-type="float">
            <text:p>187</text:p>
          </table:table-cell>
          <table:table-cell table:style-name="ce50" table:formula="of:=([.H80]/([.D80]*[.C80]) * ([.C98]*[.D98]) * [.E98]) /[.E80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0" table:formula="of:=[.H99]/[.F99]" office:value-type="float" office:value="178.784991971805" calcext:value-type="float">
            <text:p>179</text:p>
          </table:table-cell>
          <table:table-cell table:style-name="ce50" table:formula="of:=([.H108]/([.D108]*[.C108]) * ([.C99]*[.D99]) * [.E99]) /[.E108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0" table:formula="of:=[.H100]/[.F100]" office:value-type="float" office:value="286.197319164352" calcext:value-type="float">
            <text:p>286</text:p>
          </table:table-cell>
          <table:table-cell table:style-name="ce50" table:formula="of:=([.H108]/([.D108]*[.C108]) * ([.C100]*[.D100]) * [.E100]) /[.E108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0" table:formula="of:=[.H101]/[.F101]" office:value-type="float" office:value="93.2244170812055" calcext:value-type="float">
            <text:p>93</text:p>
          </table:table-cell>
          <table:table-cell table:style-name="ce50" table:formula="of:=([.H108]/([.D108]*[.C108]) * ([.C101]*[.D101]) * [.E101]) /[.E108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0" table:formula="of:=[.H102]/[.F102]" office:value-type="float" office:value="276.415891800507" calcext:value-type="float">
            <text:p>276</text:p>
          </table:table-cell>
          <table:table-cell table:style-name="ce50" table:formula="of:=([.H108]/([.D108]*[.C108]) * ([.C102]*[.D102]) * [.E102]) /[.E108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0" table:formula="of:=[.H103]/[.F103]" office:value-type="float" office:value="257.803532499889" calcext:value-type="float">
            <text:p>258</text:p>
          </table:table-cell>
          <table:table-cell table:style-name="ce50" table:formula="of:=([.H108]/([.D108]*[.C108]) * ([.C103]*[.D103]) * [.E103]) /[.E108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104]/[.F104]" office:value-type="float" office:value="263.431623321733" calcext:value-type="float">
            <text:p>263</text:p>
          </table:table-cell>
          <table:table-cell table:style-name="ce50" table:formula="of:=([.H108]/([.D108]*[.C108]) * ([.C104]*[.D104]) * [.E104]) /[.E108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5]/[.F105]" office:value-type="float" office:value="252.834429430305" calcext:value-type="float">
            <text:p>253</text:p>
          </table:table-cell>
          <table:table-cell table:formula="of:=([.H108]/([.D108]*[.C108]) * ([.C105]*[.D105]) * [.E105]) /[.E108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6]/[.F106]" office:value-type="float" office:value="260.283422875136" calcext:value-type="float">
            <text:p>260</text:p>
          </table:table-cell>
          <table:table-cell table:formula="of:=((([.H108]/([.D108]*[.C108]) * ([.C106]*[.D106]) * [.E106]) /[.E108])+(([.H91]/([.D91]*[.C91]) * ([.C106]*[.D106]) * [.E106]) /[.E91]))/2" office:value-type="float" office:value="27069.4759790141" calcext:value-type="float">
            <text:p>27069</text:p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7]/95" office:value-type="float" office:value="235.422043302267" calcext:value-type="float">
            <text:p>235</text:p>
          </table:table-cell>
          <table:table-cell table:formula="of:=([.H106]/([.D106]*[.C106]) * ([.C107]*[.D107]) * [.E107]) /[.E106]" office:value-type="float" office:value="22365.0941137154" calcext:value-type="float">
            <text:p>22365</text:p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formula="of:=[.G108]*[.F108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4" table:formula="of:=[.H109]/[.F109]" office:value-type="float" office:value="555.62752266049" calcext:value-type="float">
            <text:p>556</text:p>
          </table:table-cell>
          <table:table-cell table:formula="of:=([.H108]/([.D108]*[.C108]) * ([.C109]*[.D109]) * [.E109]) /[.E108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4" table:formula="of:=[.H110]/[.F110]" office:value-type="float" office:value="455.360377456139" calcext:value-type="float">
            <text:p>455</text:p>
          </table:table-cell>
          <table:table-cell table:formula="of:=([.H109]/([.D109]*[.C109]) * ([.C110]*[.D110]) * [.E110]) /[.E109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4" table:formula="of:=[.H111]/[.F111]" office:value-type="float" office:value="196.16731981926" calcext:value-type="float">
            <text:p>196</text:p>
          </table:table-cell>
          <table:table-cell table:formula="of:=([.H80]/([.D80]*[.C80]) * ([.C111]*[.D111]) * [.E111]) /[.E80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4" table:formula="of:=[.H112]/[.F112]" office:value-type="float" office:value="317.390249199656" calcext:value-type="float">
            <text:p>317</text:p>
          </table:table-cell>
          <table:table-cell table:formula="of:=([.H111]/([.D111]*[.C111]) * ([.C112]*[.D112]) * [.E112]) /[.E111]" office:value-type="float" office:value="30786.8541723666" calcext:value-type="float">
            <text:p>30787</text:p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4" table:formula="of:=[.H113]/[.F113]" office:value-type="float" office:value="183.139534883721" calcext:value-type="float">
            <text:p>183</text:p>
          </table:table-cell>
          <table:table-cell table:style-name="ce48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4" table:formula="of:=[.H114]/[.F114]" office:value-type="float" office:value="263.934995850373" calcext:value-type="float">
            <text:p>264</text:p>
          </table:table-cell>
          <table:table-cell table:formula="of:=([.H108]/([.D108]*[.C108]) * ([.C114]*[.D114]) * [.E114]) /[.E10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4" table:formula="of:=[.H115]/[.F115]" office:value-type="float" office:value="225.071225071225" calcext:value-type="float">
            <text:p>225</text:p>
          </table:table-cell>
          <table:table-cell table:formula="of:=([.H109]/([.D109]*[.C109]) * ([.C115]*[.D115]) * [.E115]) /[.E109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1" table:formula="of:=[.H117]/[.F117]" office:value-type="float" office:value="302.293464686627" calcext:value-type="float">
            <text:p>302</text:p>
          </table:table-cell>
          <table:table-cell table:style-name="ce50" table:formula="of:=([.H110]/([.D110]*[.C110]) * ([.C117]*[.D117]) * [.E117]) /[.E110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1" table:formula="of:=[.H118]/[.F118]" office:value-type="float" office:value="163.114748008654" calcext:value-type="float">
            <text:p>163</text:p>
          </table:table-cell>
          <table:table-cell table:style-name="ce50" table:formula="of:=([.H111]/([.D111]*[.C111]) * ([.C118]*[.D118]) * [.E118]) /[.E111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19]/[.F119]" office:value-type="float" office:value="633.22559793148" calcext:value-type="float">
            <text:p>633</text:p>
          </table:table-cell>
          <table:table-cell table:style-name="ce50" table:formula="of:=([.H108]/([.D108]*[.C108]) * ([.C119]*[.D119]) * [.E119]) /[.E108]" office:value-type="float" office:value="53824.1758241758" calcext:value-type="float">
            <text:p>5382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1" table:formula="of:=[.H120]/[.F120]" office:value-type="float" office:value="342.768528387257" calcext:value-type="float">
            <text:p>343</text:p>
          </table:table-cell>
          <table:table-cell table:style-name="ce50" table:formula="of:=([.H108]/([.D108]*[.C108]) * ([.C120]*[.D120]) * [.E120]) /[.E108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121]/[.F121]" office:value-type="float" office:value="360.084862347306" calcext:value-type="float">
            <text:p>360</text:p>
          </table:table-cell>
          <table:table-cell table:style-name="ce50" table:formula="of:=([.H108]/([.D108]*[.C108]) * ([.C121]*[.D121]) * [.E121]) /[.E108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1" table:formula="of:=[.H122]/[.F122]" office:value-type="float" office:value="200.96187715666" calcext:value-type="float">
            <text:p>201</text:p>
          </table:table-cell>
          <table:table-cell table:style-name="ce50" table:formula="of:=([.H160]/([.D160]*[.C160]) * ([.C122]*[.D122]) * [.E122]) /[.E160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23]/[.F123]" office:value-type="float" office:value="334.17576087507" calcext:value-type="float">
            <text:p>334</text:p>
          </table:table-cell>
          <table:table-cell table:style-name="ce50" table:formula="of:=([.H108]/([.D108]*[.C108]) * ([.C123]*[.D123]) * [.E123]) /[.E108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1" table:formula="of:=[.H124]/[.F124]" office:value-type="float" office:value="187.404648178513" calcext:value-type="float">
            <text:p>187</text:p>
          </table:table-cell>
          <table:table-cell table:style-name="ce50" table:formula="of:=([.H108]/([.D108]*[.C108]) * ([.C124]*[.D124]) * [.E124]) /[.E108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1" table:formula="of:=[.H125]/[.F125]" office:value-type="float" office:value="203.577421430464" calcext:value-type="float">
            <text:p>204</text:p>
          </table:table-cell>
          <table:table-cell table:style-name="ce50" table:formula="of:=([.H108]/([.D108]*[.C108]) * ([.C125]*[.D125]) * [.E125]) /[.E108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126]/[.F126]" office:value-type="float" office:value="232.126935235471" calcext:value-type="float">
            <text:p>232</text:p>
          </table:table-cell>
          <table:table-cell table:style-name="ce50" table:formula="of:=([.H109]/([.D109]*[.C109]) * ([.C126]*[.D126]) * [.E126]) /[.E109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27]/[.F127]" office:value-type="float" office:value="157.0905285191" calcext:value-type="float">
            <text:p>157</text:p>
          </table:table-cell>
          <table:table-cell table:style-name="ce50" table:formula="of:=([.H108]/([.D108]*[.C108]) * ([.C127]*[.D127]) * [.E127]) /[.E108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1" table:formula="of:=[.H128]/[.F128]" office:value-type="float" office:value="80.0472701901273" calcext:value-type="float">
            <text:p>80</text:p>
          </table:table-cell>
          <table:table-cell table:style-name="ce50" table:formula="of:=([.H110]/([.D110]*[.C110]) * ([.C128]*[.D128]) * [.E128]) /[.E110]" office:value-type="float" office:value="5763.40345368917" calcext:value-type="float">
            <text:p>5763</text:p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TGR_K_class</text:p>
          </table:table-cell>
          <table:table-cell table:style-name="ce16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129]/[.F129]" office:value-type="float" office:value="185.034516765286" calcext:value-type="float">
            <text:p>185</text:p>
          </table:table-cell>
          <table:table-cell table:style-name="ce50" table:formula="of:=([.H100]/([.D100]*[.C100]) * ([.C129]*[.D129]) * [.E129]) /[.E100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30]/[.F130]" office:value-type="string" office:string-value="Err:522" calcext:value-type="error">
            <text:p>Err:522</text:p>
          </table:table-cell>
          <table:table-cell table:style-name="ce50" table:formula="of:=([.H148]/([.D148]*[.C148]) * ([.C130]*[.D130]) * [.E130]) /[.E148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1" table:formula="of:=[.H131]/[.F131]" office:value-type="float" office:value="307.98684266735" calcext:value-type="float">
            <text:p>308</text:p>
          </table:table-cell>
          <table:table-cell table:style-name="ce50" table:formula="of:=([.H172]/([.D172]*[.C172]) * ([.C131]*[.D131]) * [.E131]) /[.E172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1" table:formula="of:=[.H132]/[.F132]" office:value-type="float" office:value="114.020159389742" calcext:value-type="float">
            <text:p>114</text:p>
          </table:table-cell>
          <table:table-cell table:style-name="ce50" table:formula="of:=([.H160]/([.D160]*[.C160]) * ([.C132]*[.D132]) * [.E132]) /[.E160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7" office:value-type="string" calcext:value-type="string">
            <text:p>http://www.festipedia.org.uk/wiki/Earl_Of_Merioneth_II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1" table:formula="of:=[.H133]/[.F133]" office:value-type="float" office:value="85.8494379108875" calcext:value-type="float">
            <text:p>86</text:p>
          </table:table-cell>
          <table:table-cell table:style-name="ce50" table:formula="of:=([.H132]/[.H51])*[.H62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0" calcext:value-type="float">
            <text:p>50</text:p>
          </table:table-cell>
          <table:table-cell table:style-name="ce67" office:value-type="string" calcext:value-type="string">
            <text:p>http://www.festipedia.org.uk/wiki/Taliesin_III 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1" table:formula="of:=[.H134]/[.F134]" office:value-type="float" office:value="383.487637030121" calcext:value-type="float">
            <text:p>383</text:p>
          </table:table-cell>
          <table:table-cell table:style-name="ce50" table:formula="of:=([.H172]/([.D172]*[.C172]) * ([.C134]*[.D134]) * [.E134]) /[.E172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57" calcext:value-type="float">
            <text:p>357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1" table:formula="of:=[.H135]/[.F135]" office:value-type="float" office:value="261.316804346242" calcext:value-type="float">
            <text:p>261</text:p>
          </table:table-cell>
          <table:table-cell table:style-name="ce50" table:formula="of:=([.H172]/([.D172]*[.C172]) * ([.C135]*[.D135]) * [.E135]) /[.E172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7" office:value-type="string" calcext:value-type="string">
            <text:p>http://www.lnwrs.org.uk/PassLocos/PassLoco.php?loco=15a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1" table:formula="of:=[.H136]/[.F136]" office:value-type="string" office:string-value="Err:522" calcext:value-type="error">
            <text:p>Err:522</text:p>
          </table:table-cell>
          <table:table-cell table:style-name="ce50" table:formula="of:=([.H148]/([.D148]*[.C148]) * ([.C136]*[.D136]) * [.E136]) /[.E148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60" calcext:value-type="float">
            <text:p>46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1" table:formula="of:=[.H137]/[.F137]" office:value-type="float" office:value="339.488777115859" calcext:value-type="float">
            <text:p>339</text:p>
          </table:table-cell>
          <table:table-cell table:style-name="ce50" table:formula="of:=([.H172]/([.D172]*[.C172]) * ([.C137]*[.D137]) * [.E137]) /[.E172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00" calcext:value-type="float">
            <text:p>30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1" table:formula="of:=[.H138]/[.F138]" office:value-type="float" office:value="48.5939198164473" calcext:value-type="float">
            <text:p>49</text:p>
          </table:table-cell>
          <table:table-cell table:style-name="ce50" table:formula="of:=([.H108]/([.D108]*[.C108]) * ([.C138]*[.D138]) * [.E138]) /[.E108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1" table:formula="of:=[.H139]/[.F139]" office:value-type="float" office:value="186.907778353891" calcext:value-type="float">
            <text:p>187</text:p>
          </table:table-cell>
          <table:table-cell table:style-name="ce50" table:formula="of:=([.H172]/([.D172]*[.C172]) * ([.C139]*[.D139]) * [.E139]) /[.E172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5" calcext:value-type="float">
            <text:p>25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1" table:formula="of:=[.H140]/[.F140]" office:value-type="float" office:value="284.930001281558" calcext:value-type="float">
            <text:p>285</text:p>
          </table:table-cell>
          <table:table-cell table:style-name="ce50" table:formula="of:=([.H172]/([.D172]*[.C172]) * ([.C140]*[.D140]) * [.E140]) /[.E172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0" calcext:value-type="float">
            <text:p>38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1" table:formula="of:=[.H141]/[.F141]" office:value-type="string" office:string-value="Err:522" calcext:value-type="error">
            <text:p>Err:522</text:p>
          </table:table-cell>
          <table:table-cell table:style-name="ce50" table:formula="of:=([.H148]/([.D148]*[.C148]) * ([.C141]*[.D141]) * [.E141]) /[.E148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1" table:formula="of:=[.H142]/[.F142]" office:value-type="string" office:string-value="Err:522" calcext:value-type="error">
            <text:p>Err:522</text:p>
          </table:table-cell>
          <table:table-cell table:style-name="ce50" table:formula="of:=([.H148]/([.D148]*[.C148]) * ([.C142]*[.D142]) * [.E142]) /[.E148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15" calcext:value-type="float">
            <text:p>415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1" table:formula="of:=[.H143]/[.F143]" office:value-type="float" office:value="342.643543936093" calcext:value-type="float">
            <text:p>343</text:p>
          </table:table-cell>
          <table:table-cell table:style-name="ce50" table:formula="of:=([.H172]/([.D172]*[.C172]) * ([.C143]*[.D143]) * [.E143]) /[.E172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3" calcext:value-type="float">
            <text:p>383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1" table:formula="of:=[.H144]/[.F144]" office:value-type="float" office:value="407.702325220746" calcext:value-type="float">
            <text:p>408</text:p>
          </table:table-cell>
          <table:table-cell table:style-name="ce50" table:formula="of:=([.H172]/([.D172]*[.C172]) * ([.C144]*[.D144]) * [.E144]) /[.E172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sw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1" table:formula="of:=[.H145]/[.F145]" office:value-type="string" office:string-value="Err:522" calcext:value-type="error">
            <text:p>Err:522</text:p>
          </table:table-cell>
          <table:table-cell table:style-name="ce50" table:formula="of:=((([.H160]/([.D160]*[.C160])*([.C145]*[.D145])*[.E145])/[.E160])+(([.H148]/([.D148]*[.C148])*([.C145]*[.D145])*[.E145])/[.E148]))/2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2.75" calcext:value-type="float">
            <text:p>252.7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1" table:formula="of:=[.H146]/[.F146]" office:value-type="float" office:value="668.628780494927" calcext:value-type="float">
            <text:p>669</text:p>
          </table:table-cell>
          <table:table-cell table:style-name="ce50" table:formula="of:=([.H177]/([.D177]*[.C177]) * ([.C146]*[.D146]) * [.E146]) /[.E177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25" calcext:value-type="float">
            <text:p>52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1" table:formula="of:=[.H147]/[.F147]" office:value-type="float" office:value="474.655537259093" calcext:value-type="float">
            <text:p>475</text:p>
          </table:table-cell>
          <table:table-cell table:style-name="ce50" table:formula="of:=([.H172]/([.D172]*[.C172]) * ([.C147]*[.D147]) * [.E147]) /[.E172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35" calcext:value-type="float">
            <text:p>33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6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1" table:formula="of:=[.H148]/[.F148]" office:value-type="string" office:string-value="Err:522" calcext:value-type="error">
            <text:p>Err:522</text:p>
          </table:table-cell>
          <table:table-cell table:style-name="ce50" table:formula="of:=([.H148]/([.D148]*[.C148]) * ([.C148]*[.D148]) * [.E148]) /[.E148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6"/>
          <table:table-cell table:style-name="ce7" table:number-columns-repeated="101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4" table:formula="of:=[.H149]/[.F149]" office:value-type="float" office:value="355.203958873396" calcext:value-type="float">
            <text:p>355</text:p>
          </table:table-cell>
          <table:table-cell table:formula="of:=([.H172]/([.D172]*[.C172]) * ([.C149]*[.D149]) * [.E149]) /[.E172]" office:value-type="float" office:value="35875.599846213" calcext:value-type="float">
            <text:p>35876</text:p>
          </table:table-cell>
          <table:table-cell table:style-name="ce54" office:value-type="string" calcext:value-type="string">
            <text:p>Y</text:p>
          </table:table-cell>
          <table:table-cell table:style-name="ce57" office:value-type="float" office:value="272" calcext:value-type="float">
            <text:p>272</text:p>
          </table:table-cell>
          <table:table-cell table:style-name="ce67" office:value-type="string" calcext:value-type="string">
            <text:p>http://en.wikipedia.org/wiki/LMS_Compound_4-4-0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4" table:formula="of:=[.H150]/[.F150]" office:value-type="float" office:value="127.210228140358" calcext:value-type="float">
            <text:p>127</text:p>
          </table:table-cell>
          <table:table-cell table:formula="of:=([.H139]/([.D139]*[.C139]) * ([.C150]*[.D150]) * [.E150]) /[.E139]" office:value-type="float" office:value="11830.5512170533" calcext:value-type="float">
            <text:p>11831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MS_Fowler_Class_3F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4" table:formula="of:=[.H151]/[.F151]" office:value-type="float" office:value="307.20166819802" calcext:value-type="float">
            <text:p>307</text:p>
          </table:table-cell>
          <table:table-cell table:formula="of:=([.H172]/([.D172]*[.C172]) * ([.C151]*[.D151]) * [.E151]) /[.E172]" office:value-type="float" office:value="36249.7968473664" calcext:value-type="float">
            <text:p>36250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4" table:formula="of:=[.H152]/[.F152]" office:value-type="float" office:value="354.765512073692" calcext:value-type="float">
            <text:p>355</text:p>
          </table:table-cell>
          <table:table-cell table:formula="of:=([.H160]/([.D160]*[.C160]) * ([.C152]*[.D152]) * [.E152]) /[.E160]" office:value-type="float" office:value="52860.0612989801" calcext:value-type="float">
            <text:p>52860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75" calcext:value-type="float">
            <text:p>37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4" table:formula="of:=[.H153]/[.F153]" office:value-type="float" office:value="183.938717196683" calcext:value-type="float">
            <text:p>184</text:p>
          </table:table-cell>
          <table:table-cell table:formula="of:=([.H172]/([.D172]*[.C172]) * ([.C153]*[.D153]) * [.E153]) /[.E172]" office:value-type="float" office:value="15450.8522445213" calcext:value-type="float">
            <text:p>15451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49" calcext:value-type="float">
            <text:p>149</text:p>
          </table:table-cell>
          <table:table-cell table:style-name="ce67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4" table:formula="of:=[.H154]/[.F154]" office:value-type="string" office:string-value="Err:522" calcext:value-type="error">
            <text:p>Err:522</text:p>
          </table:table-cell>
          <table:table-cell table:formula="of:=([.H148]/([.D148]*[.C148]) * ([.C154]*[.D154]) * [.E154]) /[.E148]" office:value-type="string" office:string-value="Err:522" calcext:value-type="error">
            <text:p>Err:522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90" calcext:value-type="float">
            <text:p>29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4" table:formula="of:=[.H155]/[.F155]" office:value-type="float" office:value="307.976061456769" calcext:value-type="float">
            <text:p>308</text:p>
          </table:table-cell>
          <table:table-cell table:formula="of:=([.H172]/([.D172]*[.C172])*([.C155]*[.D155])*[.E155])/[.E172]" office:value-type="float" office:value="32645.4625144175" calcext:value-type="float">
            <text:p>32645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4" table:formula="of:=[.H156]/[.F156]" office:value-type="float" office:value="425.363907469381" calcext:value-type="float">
            <text:p>425</text:p>
          </table:table-cell>
          <table:table-cell table:formula="of:=([.H172]/([.D172]*[.C172])*([.C156]*[.D156])*[.E156])/[.E172]" office:value-type="float" office:value="86348.8732162843" calcext:value-type="float">
            <text:p>86349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66" calcext:value-type="float">
            <text:p>466</text:p>
          </table:table-cell>
          <table:table-cell table:style-name="ce67" office:value-type="string" calcext:value-type="string">
            <text:p>http://en.wikipedia.org/wiki/LMS_Garratt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4" table:formula="of:=[.H157]/[.F157]" office:value-type="float" office:value="499.409239246638" calcext:value-type="float">
            <text:p>499</text:p>
          </table:table-cell>
          <table:table-cell table:formula="of:=([.H180]/([.D180]*[.C180])*([.C157]*[.D157])*[.E157])/[.E180]" office:value-type="float" office:value="73912.5674085024" calcext:value-type="float">
            <text:p>73913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00" calcext:value-type="float">
            <text:p>40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4" table:formula="of:=[.H158]/[.F158]" office:value-type="float" office:value="683.468788934699" calcext:value-type="float">
            <text:p>683</text:p>
          </table:table-cell>
          <table:table-cell table:formula="of:=([.H177]/([.D177]*[.C177])*([.C158]*[.D158])*[.E158])/[.E177]" office:value-type="float" office:value="99786.443184466" calcext:value-type="float">
            <text:p>99786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635" calcext:value-type="float">
            <text:p>63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4" table:formula="of:=[.H159]/[.F159]" office:value-type="float" office:value="312.936273302127" calcext:value-type="float">
            <text:p>313</text:p>
          </table:table-cell>
          <table:table-cell table:formula="of:=([.H180]/([.D180]*[.C180])*([.C159]*[.D159])*[.E159])/[.E180]" office:value-type="float" office:value="30041.8822370042" calcext:value-type="float">
            <text:p>30042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75" calcext:value-type="float">
            <text:p>27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6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table:formula="of:=[.G160]*[.F160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39" office:value-type="float" office:value="79" calcext:value-type="float">
            <text:p>79</text:p>
          </table:table-cell>
          <table:table-cell table:style-name="ce44" table:formula="of:=[.H161]/[.F161]" office:value-type="float" office:value="264.796236695721" calcext:value-type="float">
            <text:p>265</text:p>
          </table:table-cell>
          <table:table-cell table:formula="of:=([.H172]/([.D172]*[.C172])*([.C161]*[.D161])*[.E161])/[.E172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0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2]/[.F162]" office:value-type="float" office:value="430.086775615231" calcext:value-type="float">
            <text:p>430</text:p>
          </table:table-cell>
          <table:table-cell table:formula="of:=([.H180]/([.D180]*[.C180])*([.C162]*[.D162])*[.E162])/[.E180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3]/[.F163]" office:value-type="float" office:value="159.858105856722" calcext:value-type="float">
            <text:p>160</text:p>
          </table:table-cell>
          <table:table-cell table:formula="of:=([.H195]/([.D195]*[.C195])*([.C163]*[.D163])*[.E163])/[.E195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32" calcext:value-type="float">
            <text:p>132</text:p>
          </table:table-cell>
          <table:table-cell table:style-name="ce44" table:formula="of:=[.H164]/[.F164]" office:value-type="float" office:value="269.536537229271" calcext:value-type="float">
            <text:p>270</text:p>
          </table:table-cell>
          <table:table-cell table:formula="of:=([.H172]/([.D172]*[.C172])*([.C164]*[.D164])*[.E164])/[.E172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0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39" office:value-type="float" office:value="62" calcext:value-type="float">
            <text:p>62</text:p>
          </table:table-cell>
          <table:table-cell table:style-name="ce44" table:formula="of:=[.H165]/[.F165]" office:value-type="float" office:value="157.898323638964" calcext:value-type="float">
            <text:p>158</text:p>
          </table:table-cell>
          <table:table-cell table:formula="of:=([.H150]/([.D150]*[.C150])*([.C165]*[.D165])*[.E165])/[.E150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98" calcext:value-type="float">
            <text:p>98</text:p>
          </table:table-cell>
          <table:table-cell table:style-name="ce44" table:formula="of:=[.H166]/[.F166]" office:value-type="float" office:value="154.489026983342" calcext:value-type="float">
            <text:p>154</text:p>
          </table:table-cell>
          <table:table-cell table:formula="of:=([.H172]/([.D172]*[.C172])*([.C166]*[.D166])*[.E166])/[.E172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18" calcext:value-type="float">
            <text:p>118</text:p>
          </table:table-cell>
          <table:table-cell table:style-name="ce44" table:formula="of:=[.H167]/[.F167]" office:value-type="float" office:value="417.986650761902" calcext:value-type="float">
            <text:p>418</text:p>
          </table:table-cell>
          <table:table-cell table:formula="of:=([.H180]/([.D180]*[.C180])*([.C167]*[.D167])*[.E167])/[.E180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39" office:value-type="float" office:value="112" calcext:value-type="float">
            <text:p>112</text:p>
          </table:table-cell>
          <table:table-cell table:style-name="ce44" table:formula="of:=[.H168]/[.F168]" office:value-type="float" office:value="445.103131586872" calcext:value-type="float">
            <text:p>445</text:p>
          </table:table-cell>
          <table:table-cell table:formula="of:=([.H180]/([.D180]*[.C180])*([.C168]*[.D168])*[.E168])/[.E180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39" office:value-type="float" office:value="76" calcext:value-type="float">
            <text:p>76</text:p>
          </table:table-cell>
          <table:table-cell table:style-name="ce44" table:formula="of:=[.H169]/[.F169]" office:value-type="float" office:value="117.859738102653" calcext:value-type="float">
            <text:p>118</text:p>
          </table:table-cell>
          <table:table-cell table:formula="of:=([.H138]/([.D138]*[.C138])*([.C169]*[.D169])*[.E169])/[.E138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79" calcext:value-type="float">
            <text:p>179</text:p>
          </table:table-cell>
          <table:table-cell table:style-name="ce44" table:formula="of:=[.H170]/[.F170]" office:value-type="float" office:value="675.90227763101" calcext:value-type="float">
            <text:p>676</text:p>
          </table:table-cell>
          <table:table-cell table:formula="of:=([.H177]/([.D177]*[.C177])*([.C170]*[.D170])*[.E170])/[.E177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44" table:formula="of:=[.H171]/[.F171]" office:value-type="float" office:value="352.544379709316" calcext:value-type="float">
            <text:p>353</text:p>
          </table:table-cell>
          <table:table-cell table:formula="of:=([.H195]/([.D195]*[.C195])*([.C171]*[.D171])*[.E171])/[.E195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4" table:formula="of:=[.H172]/[.F172]" office:value-type="float" office:value="459.610292841759" calcext:value-type="float">
            <text:p>460</text:p>
          </table:table-cell>
          <table:table-cell table:formula="of:=([.H195]/([.D195]*[.C195])*([.C172]*[.D172])*[.E172])/[.E195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2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4" table:formula="of:=[.H173]/[.F173]" office:value-type="float" office:value="186.435346496322" calcext:value-type="float">
            <text:p>186</text:p>
          </table:table-cell>
          <table:table-cell table:formula="of:=([.H180]/([.D180]*[.C180])*([.C173]*[.D173])*[.E173])/[.E180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2" office:value-type="float" office:value="653" calcext:value-type="float">
            <text:p>653</text:p>
          </table:table-cell>
          <table:table-cell table:style-name="ce42" table:formula="of:=[.G174]*[.F174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4" table:formula="of:=[.H175]/[.F175]" office:value-type="float" office:value="440.752058399117" calcext:value-type="float">
            <text:p>441</text:p>
          </table:table-cell>
          <table:table-cell table:formula="of:=([.H180]/([.D180]*[.C180])*([.C175]*[.D175])*[.E175])/[.E180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4" table:formula="of:=[.H176]/[.F176]" office:value-type="float" office:value="296.77693194925" calcext:value-type="float">
            <text:p>297</text:p>
          </table:table-cell>
          <table:table-cell table:formula="of:=([.H195]/([.D195]*[.C195])*([.C176]*[.D176])*[.E176])/[.E195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2" office:value-type="float" office:value="687" calcext:value-type="float">
            <text:p>687</text:p>
          </table:table-cell>
          <table:table-cell table:style-name="ce42" table:formula="of:=[.G177]*[.F177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4" table:formula="of:=[.H178]/[.F178]" office:value-type="float" office:value="151.344491784458" calcext:value-type="float">
            <text:p>151</text:p>
          </table:table-cell>
          <table:table-cell table:formula="of:=([.H160]/([.D160]*[.C160])*([.C178]*[.D178])*[.E178])/[.E160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4" table:formula="of:=[.H179]/[.F179]" office:value-type="float" office:value="280.282730621128" calcext:value-type="float">
            <text:p>280</text:p>
          </table:table-cell>
          <table:table-cell table:formula="of:=([.H174]/([.D174]*[.C174])*([.C179]*[.D179])*[.E179])/[.E174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table:formula="of:=[.G180]*[.F180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4" table:formula="of:=[.H181]/[.F181]" office:value-type="float" office:value="802.52127239719" calcext:value-type="float">
            <text:p>803</text:p>
          </table:table-cell>
          <table:table-cell table:formula="of:=([.H177]/([.D177]*[.C177])*([.C181]*[.D181])*[.E181])/[.E177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82]/[.F182]" office:value-type="float" office:value="430.086775615231" calcext:value-type="float">
            <text:p>430</text:p>
          </table:table-cell>
          <table:table-cell table:formula="of:=([.H180]/([.D180]*[.C180])*([.C182]*[.D182])*[.E182])/[.E180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39" calcext:value-type="float">
            <text:p>139</text:p>
          </table:table-cell>
          <table:table-cell table:style-name="ce44" table:formula="of:=[.H183]/[.F183]" office:value-type="float" office:value="159.982242439354" calcext:value-type="float">
            <text:p>160</text:p>
          </table:table-cell>
          <table:table-cell table:formula="of:=([.H109]/([.D109]*[.C109]) * ([.C183]*[.D183]) * [.E183]) /[.E109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67" calcext:value-type="float">
            <text:p>167</text:p>
          </table:table-cell>
          <table:table-cell table:style-name="ce44" table:formula="of:=[.H184]/[.F184]" office:value-type="float" office:value="575.462485338601" calcext:value-type="float">
            <text:p>575</text:p>
          </table:table-cell>
          <table:table-cell table:formula="of:=([.H203]/([.D203]*[.C203]) * ([.C184]*[.D184]) * [.E184]) /[.E203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39" office:value-type="float" office:value="133" calcext:value-type="float">
            <text:p>133</text:p>
          </table:table-cell>
          <table:table-cell table:style-name="ce44" table:formula="of:=[.H185]/[.F185]" office:value-type="float" office:value="328.01660899654" calcext:value-type="float">
            <text:p>328</text:p>
          </table:table-cell>
          <table:table-cell table:formula="of:=([.H195]/([.D195]*[.C195]) * ([.C185]*[.D185]) * [.E185]) /[.E195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48" calcext:value-type="float">
            <text:p>148</text:p>
          </table:table-cell>
          <table:table-cell table:style-name="ce44" table:formula="of:=[.H186]/[.F186]" office:value-type="float" office:value="446.587108172474" calcext:value-type="float">
            <text:p>447</text:p>
          </table:table-cell>
          <table:table-cell table:formula="of:=([.H180]/([.D180]*[.C180]) * ([.C186]*[.D186]) * [.E186]) /[.E180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39" office:value-type="float" office:value="106" calcext:value-type="float">
            <text:p>106</text:p>
          </table:table-cell>
          <table:table-cell table:style-name="ce44" table:formula="of:=[.H187]/[.F187]" office:value-type="float" office:value="83.2312203657839" calcext:value-type="float">
            <text:p>83</text:p>
          </table:table-cell>
          <table:table-cell table:formula="of:=([.H138]/([.D138]*[.C138])*([.C187]*[.D187])*[.E187])/[.E138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52" calcext:value-type="float">
            <text:p>152</text:p>
          </table:table-cell>
          <table:table-cell table:style-name="ce44" table:formula="of:=[.H188]/[.F188]" office:value-type="float" office:value="344.655132641292" calcext:value-type="float">
            <text:p>345</text:p>
          </table:table-cell>
          <table:table-cell table:formula="of:=([.H195]/([.D195]*[.C195])*([.C188]*[.D188])*[.E188])/[.E195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21" calcext:value-type="float">
            <text:p>121</text:p>
          </table:table-cell>
          <table:table-cell table:style-name="ce44" table:formula="of:=[.H189]/[.F189]" office:value-type="float" office:value="318.711956521739" calcext:value-type="float">
            <text:p>319</text:p>
          </table:table-cell>
          <table:table-cell table:formula="of:=([.H160]/([.D160]*[.C160])*([.C189]*[.D189])*[.E189])/[.E160]" office:value-type="float" office:value="38564.1467391304" calcext:value-type="float">
            <text:p>38564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9" calcext:value-type="float">
            <text:p>109</text:p>
          </table:table-cell>
          <table:table-cell table:style-name="ce44" table:formula="of:=[.H190]/[.F190]" office:value-type="float" office:value="323.175518237516" calcext:value-type="float">
            <text:p>323</text:p>
          </table:table-cell>
          <table:table-cell table:formula="of:=([.H195]/([.D195]*[.C195])*([.C190]*[.D190])*[.E190])/[.E195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37" calcext:value-type="float">
            <text:p>137</text:p>
          </table:table-cell>
          <table:table-cell table:style-name="ce44" table:formula="of:=[.H191]/[.F191]" office:value-type="float" office:value="470.728197542543" calcext:value-type="float">
            <text:p>471</text:p>
          </table:table-cell>
          <table:table-cell table:formula="of:=([.H203]/([.D203]*[.C203])*([.C191]*[.D191])*[.E191])/[.E203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45" calcext:value-type="float">
            <text:p>145</text:p>
          </table:table-cell>
          <table:table-cell table:style-name="ce44" table:formula="of:=[.H192]/[.F192]" office:value-type="float" office:value="440.357504585147" calcext:value-type="float">
            <text:p>440</text:p>
          </table:table-cell>
          <table:table-cell table:formula="of:=([.H180]/([.D180]*[.C180])*([.C192]*[.D192])*[.E192])/[.E180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77" calcext:value-type="float">
            <text:p>77</text:p>
          </table:table-cell>
          <table:table-cell table:style-name="ce44" table:formula="of:=[.H193]/[.F193]" office:value-type="float" office:value="229.02040673667" calcext:value-type="float">
            <text:p>229</text:p>
          </table:table-cell>
          <table:table-cell table:formula="of:=([.H195]/([.D195]*[.C195])*([.C193]*[.D193])*[.E193])/[.E195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08" calcext:value-type="float">
            <text:p>108</text:p>
          </table:table-cell>
          <table:table-cell table:style-name="ce44" table:formula="of:=[.H194]/[.F194]" office:value-type="float" office:value="279.373346433708" calcext:value-type="float">
            <text:p>279</text:p>
          </table:table-cell>
          <table:table-cell table:formula="of:=([.H195]/([.D195]*[.C195])*([.C194]*[.D194])*[.E194])/[.E195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1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formula="of:=[.G195]*[.F195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1" table:formula="of:=[.H196]/[.F196]" office:value-type="float" office:value="747.379515109565" calcext:value-type="float">
            <text:p>747</text:p>
          </table:table-cell>
          <table:table-cell table:style-name="ce50" table:formula="of:=([.H177]/([.D177]*[.C177])*([.C196]*[.D196])*[.E196])/[.E177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1" table:formula="of:=[.H197]/[.F197]" office:value-type="float" office:value="438.96400588633" calcext:value-type="float">
            <text:p>439</text:p>
          </table:table-cell>
          <table:table-cell table:style-name="ce50" table:formula="of:=([.H195]/([.D195]*[.C195])*([.C197]*[.D197])*[.E197])/[.E195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2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1" table:formula="of:=[.H198]/[.F198]" office:value-type="float" office:value="353.313344347808" calcext:value-type="float">
            <text:p>353</text:p>
          </table:table-cell>
          <table:table-cell table:style-name="ce50" table:formula="of:=([.H195]/([.D195]*[.C195])*([.C198]*[.D198])*[.E198])/[.E195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2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1" table:formula="of:=[.H199]/[.F199]" office:value-type="float" office:value="276.167422786108" calcext:value-type="float">
            <text:p>276</text:p>
          </table:table-cell>
          <table:table-cell table:style-name="ce50" table:formula="of:=([.H195]/([.D195]*[.C195])*([.C199]*[.D199])*[.E199])/[.E195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2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200]/[.F200]" office:value-type="float" office:value="209.081977017386" calcext:value-type="float">
            <text:p>209</text:p>
          </table:table-cell>
          <table:table-cell table:style-name="ce50" table:formula="of:=([.H195]/([.D195]*[.C195])*([.C200]*[.D200])*[.E200])/[.E195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2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1" table:formula="of:=[.H201]/[.F201]" office:value-type="float" office:value="766.596523435921" calcext:value-type="float">
            <text:p>767</text:p>
          </table:table-cell>
          <table:table-cell table:style-name="ce50" table:formula="of:=([.H174]/([.D174]*[.C174])*([.C201]*[.D201])*[.E201])/[.E174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1" table:formula="of:=[.H202]/[.F202]" office:value-type="float" office:value="500.660167724457" calcext:value-type="float">
            <text:p>501</text:p>
          </table:table-cell>
          <table:table-cell table:style-name="ce50" table:formula="of:=([.H174]/([.D174]*[.C174])*([.C202]*[.D202])*[.E202])/[.E174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formula="of:=[.G203]*[.F203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0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1" table:formula="of:=[.H204]/[.F204]" office:value-type="float" office:value="471.211075931504" calcext:value-type="float">
            <text:p>471</text:p>
          </table:table-cell>
          <table:table-cell table:style-name="ce50" table:formula="of:=([.H203]/([.D203]*[.C203])*([.C204]*[.D204])*[.E204])/[.E203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15:53:03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5-19T00:14:53.219000000</dc:date>
    <meta:editing-duration>P14DT50M16S</meta:editing-duration>
    <meta:editing-cycles>829</meta:editing-cycles>
    <meta:generator>LibreOffice/4.1.5.3$Windows_x86 LibreOffice_project/1c1366bba2ba2b554cd2ca4d87c06da81c05d24</meta:generator>
    <dc:creator>James Petts</dc:creator>
    <meta:document-statistic meta:table-count="3" meta:cell-count="2401" meta:object-count="0"/>
  </office:meta>
</office:document-meta>
</file>